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text-properties style:font-name="Lato" fo:font-size="14pt" style:font-name-asian="Lato1" style:font-size-asian="14pt" style:font-name-complex="Lato1" style:font-size-complex="14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style:font-name="Lato" fo:font-size="20pt" style:font-name-asian="Lato1" style:font-size-asian="20pt" style:font-name-complex="Lato1" style:font-size-complex="20pt"/>
    </style:style>
    <style:style style:name="T2" style:family="text">
      <style:text-properties style:font-name="Lato" style:font-name-asian="Lato1" style:font-name-complex="Lato1"/>
    </style:style>
    <style:style style:name="T3" style:family="text">
      <style:text-properties style:font-name="Lato" style:text-underline-style="none" style:font-name-asian="Lato1" style:font-name-complex="Lato1"/>
    </style:style>
    <style:style style:name="T4" style:family="text">
      <style:text-properties style:font-name="Lato" fo:font-size="16pt" style:font-name-asian="Lato1" style:font-size-asian="16pt" style:font-name-complex="Lato1" style:font-size-complex="16pt"/>
    </style:style>
    <style:style style:name="T5" style:family="text">
      <style:text-properties style:font-name="Lato" fo:font-size="14pt" style:font-name-asian="Lato1" style:font-size-asian="14pt" style:font-name-complex="Lato1" style:font-size-complex="14pt"/>
    </style:style>
    <style:style style:name="T6" style:family="text">
      <style:text-properties fo:color="#1155cc" style:font-name="Lato" style:text-underline-style="solid" style:text-underline-width="auto" style:text-underline-color="font-color" style:font-name-asian="Lato1" style:font-name-complex="Lato1"/>
    </style:style>
    <style:style style:name="T7" style:family="text">
      <style:text-properties fo:color="#1155cc" style:font-name="Lato" fo:font-size="14pt" style:text-underline-style="solid" style:text-underline-width="auto" style:text-underline-color="font-color" style:font-name-asian="Lato1" style:font-size-asian="14pt" style:font-name-complex="Lato1" style:font-size-complex="14pt"/>
    </style:style>
    <style:style style:name="T8" style:family="text">
      <style:text-properties fo:color="#ffffff" style:font-name="Courier New" fo:background-color="#666666" loext:char-shading-value="0" style:font-name-asian="Courier New1" style:font-name-complex="Courier New1"/>
    </style:style>
    <style:style style:name="T9" style:family="text">
      <style:text-properties fo:color="#ffffff" style:font-name="Courier New" fo:background-color="#434343" loext:char-shading-value="0" style:font-name-asian="Courier New1" style:font-name-complex="Courier New1"/>
    </style:style>
    <style:style style:name="T10" style:family="text">
      <style:text-properties fo:color="#ffffff" style:font-name="Lato" fo:background-color="#434343" loext:char-shading-value="0" style:font-name-asian="Lato1" style:font-name-complex="Lat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cesamiento OCR</text:span></text:p>
      <text:p text:style-name="P1"/>
      <text:p text:style-name="Standard"><text:span text:style-name="T2">Este proyecto está pensado para brindar herramientas de procesamiento de escaneos de documentos mecanografiados o impresos. A partir de un archivo de imagen, aplica un OCR y realiza algunas funciones de post-procesamiento para mejorar el resultado, incluyendo un corrector ortográfico.</text:span></text:p>
      <text:p text:style-name="P1"/>
      <text:p text:style-name="Standard"><text:span text:style-name="T1">Tesseract</text:span></text:p>
      <text:p text:style-name="P1"/>
      <text:p text:style-name="Standard"><text:span text:style-name="T2">El OCR utilizado puede encontrarse acá: </text:span><text:a xlink:type="simple" xlink:href="https://github.com/tesseract-ocr/tesserac" text:style-name="ListLabel_20_10" text:visited-style-name="ListLabel_20_10"><text:span text:style-name="T6">Tesseract-OCR</text:span></text:a></text:p>
      <text:p text:style-name="Standard"><text:span text:style-name="T2">Y un poco de documentación acá: </text:span><text:a xlink:type="simple" xlink:href="https://tesseract-ocr.github.io/tessdoc" text:style-name="ListLabel_20_10" text:visited-style-name="ListLabel_20_10"><text:span text:style-name="T6">TessDoc</text:span></text:a></text:p>
      <text:p text:style-name="P1"/>
      <text:p text:style-name="Standard"><text:span text:style-name="T1">Post-Procesamiento</text:span></text:p>
      <text:p text:style-name="P1"/>
      <text:p text:style-name="Standard"><text:span text:style-name="T2">La función postprocessing ejecuta estas acciones:</text:span></text:p>
      <text:list xml:id="list201575497" text:style-name="WWNum1">
        <text:list-item>
          <text:p text:style-name="P3"><text:span text:style-name="T2">Filtro: elimina todo caracter que no sea letra o número. Dado que este proyecto fue pensado para obtener texto plano para indexar archivos en un motor de búsqueda no interesaban los caracteres que no formaran palabras.</text:span></text:p>
        </text:list-item>
        <text:list-item>
          <text:p text:style-name="P3"><text:span text:style-name="T2">Unión de palabras: une saltos de línea que contengan guiones medios o bajos con la continuación en la línea siguiente.</text:span></text:p>
        </text:list-item>
        <text:list-item>
          <text:p text:style-name="P3"><text:span text:style-name="T2">Elimina basura: los escaneos suelen tener manchas que el OCR reconoce como caracteres, eliminamos algo de esa información que es inservible.</text:span></text:p>
        </text:list-item>
        <text:list-item>
          <text:p text:style-name="P3"><text:span text:style-name="T2">Spellchecker: explicado a continuación.</text:span></text:p>
        </text:list-item>
      </text:list>
      <text:p text:style-name="P1"/>
      <text:p text:style-name="Standard"><text:span text:style-name="T4">Corrector: Jamspell</text:span></text:p>
      <text:p text:style-name="P1"/>
      <text:p text:style-name="Standard"><text:span text:style-name="T2">Se puede encontrar más información en la </text:span><text:a xlink:type="simple" xlink:href="https://github.com/bakwc/JamSpell/" text:style-name="ListLabel_20_10" text:visited-style-name="ListLabel_20_10"><text:span text:style-name="T6">web de Jamspell</text:span></text:a><text:span text:style-name="T2">.</text:span></text:p>
      <text:p text:style-name="Standard"><text:span text:style-name="T2">Es un corrector ortográfico que implementa el </text:span><text:a xlink:type="simple" xlink:href="http://norvig.com/spell-correct.html" text:style-name="ListLabel_20_10" text:visited-style-name="ListLabel_20_10"><text:span text:style-name="T6">algoritmo</text:span></text:a><text:a xlink:type="simple" xlink:href="http://norvig.com/spell-correct.html" text:style-name="ListLabel_20_10" text:visited-style-name="ListLabel_20_10"><text:span text:style-name="T6"> de </text:span></text:a><text:a xlink:type="simple" xlink:href="http://norvig.com/spell-correct.html" text:style-name="ListLabel_20_10" text:visited-style-name="ListLabel_20_10"><text:span text:style-name="T6">Norvig</text:span></text:a><text:span text:style-name="T2"> y le incorpora contexto con un modelo de N-gramas.</text:span></text:p>
      <text:p text:style-name="Standard"><text:span text:style-name="T2">Para el idioma español hizo falta entrenar el modelo. Para esto utilizamos una base de datos de dictámenes ya almacenados en documentos de texto y siguiendo los pasos en la </text:span><text:a xlink:type="simple" xlink:href="https://github.com/bakwc/JamSpell/#train" text:style-name="ListLabel_20_10" text:visited-style-name="ListLabel_20_10"><text:span text:style-name="T6">sección de entrenamiento</text:span></text:a><text:span text:style-name="T2">.</text:span></text:p>
      <text:p text:style-name="P1"/>
      <text:p text:style-name="Standard"><text:span text:style-name="T2">Para poder corregir palabras que el OCR quizá haya reconocido erróneamente, utilizamos un diccionario que incluye símbolos. El diccionario fue el siguiente:</text:span></text:p>
      <text:p text:style-name="Standard"><text:span text:style-name="T2">aábcdeéfghiíjklmnñoópqrstuúüvwxyzº—:(-_)£%;=*"”\'«/¡!¿|&gt;?+$“&amp;…»[]€&lt;0123456789</text:span></text:p>
      <text:p text:style-name="P1"><text:soft-page-break/></text:p>
      <text:p text:style-name="Standard"><text:span text:style-name="T1">Set de pruebas</text:span></text:p>
      <text:p text:style-name="P1"/>
      <text:p text:style-name="Standard"><text:span text:style-name="T2">En la carpeta ‘pruebas’ se encuentran archivos de imagen y sus transcripciones correctas para poder realizar pruebas.</text:span></text:p>
      <text:p text:style-name="P1"/>
      <text:p text:style-name="Standard"><text:span text:style-name="T1">Instalación y Uso</text:span></text:p>
      <text:p text:style-name="P1"/>
      <text:p text:style-name="Standard"><text:span text:style-name="T5">Ambiente virtual</text:span></text:p>
      <text:p text:style-name="P1"/>
      <text:p text:style-name="Standard"><text:span text:style-name="T2">Crear un ambiente virtual para compilar y ejecutar el comando:</text:span></text:p>
      <text:p text:style-name="P1"/>
      <text:p text:style-name="Standard"><text:span text:style-name="T8"><text:s text:c="4"/>$ cd &lt;CARPETA&gt;</text:span></text:p>
      <text:p text:style-name="Standard"><text:span text:style-name="T8"><text:s text:c="4"/>$ python -m venv .venv</text:span></text:p>
      <text:p text:style-name="P1"/>
      <text:p text:style-name="Standard"><text:span text:style-name="T2">Activar el ambiente virtual</text:span></text:p>
      <text:p text:style-name="P1"/>
      <text:p text:style-name="Standard"><text:span text:style-name="T8"><text:s text:c="4"/>$ source .venv/bin/activate</text:span></text:p>
      <text:p text:style-name="P1"/>
      <text:p text:style-name="Standard"><text:span text:style-name="T5">Instalar bibliotecas</text:span></text:p>
      <text:p text:style-name="P1"/>
      <text:p text:style-name="Standard"><text:span text:style-name="T8"><text:s text:c="4"/>$ pip install -r src/requirements.txt</text:span></text:p>
      <text:p text:style-name="P1"/>
      <text:p text:style-name="Standard"><text:span text:style-name="T5">Instalar Tesseract</text:span></text:p>
      <text:p text:style-name="P1"/>
      <text:p text:style-name="Standard"><text:span text:style-name="T8"><text:s text:c="4"/>$ sudo apt-get install tesseract-ocr</text:span></text:p>
      <text:p text:style-name="P1"/>
      <text:p text:style-name="Standard"><text:soft-page-break/><text:span text:style-name="T2">Descargar el diccionario español para tesseract. En </text:span><text:a xlink:type="simple" xlink:href="https://github.com/tesseract-ocr/tessdata_best" text:style-name="ListLabel_20_10" text:visited-style-name="ListLabel_20_10"><text:span text:style-name="T6">GitHub</text:span></text:a><text:span text:style-name="T2"> buscar spa.traineddata y bajarlo. Copiarlo en el directorio de tesseract:</text:span></text:p>
      <text:p text:style-name="P1"/>
      <text:p text:style-name="Standard"><text:span text:style-name="T8"><text:s text:c="4"/>$ sudo cp Descargas/spa.traineddata /usr/share/tesseract-ocr/4.00/tessdata/</text:span></text:p>
      <text:p text:style-name="P1"/>
      <text:p text:style-name="P2"/>
      <text:p text:style-name="Standard"><text:span text:style-name="T5">Instalar </text:span><text:a xlink:type="simple" xlink:href="https://packages.debian.org/stretch/swig3.0" text:style-name="ListLabel_20_11" text:visited-style-name="ListLabel_20_11"><text:span text:style-name="T7">swig</text:span></text:a><text:span text:style-name="T5"> en la versión 4.0</text:span></text:p>
      <text:p text:style-name="P2"/>
      <text:p text:style-name="P4"><text:span text:style-name="T8"><text:s text:c="4"/>$ sudo apt-get install swig4.0</text:span></text:p>
      <text:p text:style-name="P2"/>
      <text:p text:style-name="Standard"><text:span text:style-name="T5">Descargar y compilar Jamspell</text:span></text:p>
      <text:p text:style-name="P1"/>
      <text:p text:style-name="Standard"><text:span text:style-name="T2">Descargar la biblioteca </text:span><text:a xlink:type="simple" xlink:href="https://jamspell.com/" text:style-name="ListLabel_20_10" text:visited-style-name="ListLabel_20_10"><text:span text:style-name="T6">JamSpell</text:span></text:a><text:span text:style-name="T2"> de git:</text:span></text:p>
      <text:p text:style-name="P1"/>
      <text:p text:style-name="Standard"><text:span text:style-name="T8"><text:s text:c="4"/>$ cd src</text:span></text:p>
      <text:p text:style-name="Standard"><text:span text:style-name="T8"><text:s text:c="4"/>$ git clone https://github.com/bakwc/JamSpell.git</text:span></text:p>
      <text:p text:style-name="P1"/>
      <text:p text:style-name="Standard"><text:span text:style-name="T2">Utilizar la versión del commit ‘ab5ade201df3e52d99c3a1d38ec422cf4ded1795’ o posterior que posee la funcionalidad ‘WordIsKnown’.</text:span></text:p>
      <text:p text:style-name="P1"/>
      <text:p text:style-name="Standard"><text:span text:style-name="T2">Compilar:</text:span></text:p>
      <text:p text:style-name="P1"/>
      <text:p text:style-name="Standard"><text:span text:style-name="T8"><text:s text:c="4"/>$ cd JamSpell</text:span></text:p>
      <text:p text:style-name="Standard"><text:span text:style-name="T8"><text:s text:c="4"/>$ python setup.py build_ext</text:span></text:p>
      <text:p text:style-name="Standard"><text:span text:style-name="T8"><text:s text:c="4"/>$ python setup.py build_py</text:span></text:p>
      <text:p text:style-name="Standard"><text:span text:style-name="T8"><text:s text:c="4"/>$ python setup.py install</text:span></text:p>
      <text:p text:style-name="P2"/>
      <text:p text:style-name="Standard"><text:span text:style-name="T5">Uso</text:span></text:p>
      <text:p text:style-name="Standard"><text:soft-page-break/><text:span text:style-name="T2">Para procesar una imagen (llamada “filename”) ubicada en una carpeta de origen (in_path) y guardar los resultados en una carpeta de destino (“out_path”)</text:span></text:p>
      <text:p text:style-name="P1"/>
      <text:p text:style-name="Standard"><text:span text:style-name="T2">desde la terminal: </text:span></text:p>
      <text:p text:style-name="Standard"><text:span text:style-name="T9">python3 src/procesamiento_img_txt_minimal.py filename in_path out_path</text:span></text:p>
      <text:p text:style-name="P1"/>
      <text:p text:style-name="Standard"><text:span text:style-name="T2">o desde el intérprete de python:</text:span></text:p>
      <text:p text:style-name="Standard"><text:span text:style-name="T9">ocr_tesseract_img(filename, in_path, out_path)</text:span></text:p>
      <text:p text:style-name="P1"/>
      <text:p text:style-name="Standard"><text:span text:style-name="T2">por ejemplo:</text:span></text:p>
      <text:p text:style-name="Standard"><text:span text:style-name="T10">python3 src/procesamiento_img_txt_minimal.py 'La Razón 1986-06-23 Efectúan hoy la....tif' 'pruebas/carpeta_img' 'pruebas/carpeta_txt'</text:span></text:p>
      <text:p text:style-name="P1"/>
      <text:p text:style-name="Standard"><text:span text:style-name="T10">in_path = 'pruebas/carpeta_img'</text:span></text:p>
      <text:p text:style-name="Standard"><text:span text:style-name="T10">out_path = 'pruebas/carpeta_txt'</text:span></text:p>
      <text:p text:style-name="Standard"><text:span text:style-name="T10">filename = 'La Razón 1986-06-23 Efectúan hoy la....tif'</text:span></text:p>
      <text:p text:style-name="Standard"><text:span text:style-name="T10">ocr_tesseract_img(filename, in_path, out_path)</text:span></text:p>
      <text:p text:style-name="P2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" fo:font-family="La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Lato" fo:font-family="Lato" style:font-family-generic="roman" style:font-pitch="variable" style:text-underline-style="solid" style:text-underline-width="auto" style:text-underline-color="font-color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Lato" fo:font-family="Lato" style:font-family-generic="roman" style:font-pitch="variable" fo:font-size="14pt" style:text-underline-style="solid" style:text-underline-width="auto" style:text-underline-color="font-color" style:font-name-asian="Lato1" style:font-family-asian="Lato" style:font-family-generic-asian="system" style:font-pitch-asian="variable" style:font-size-asian="14pt" style:font-name-complex="Lato1" style:font-family-complex="Lato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6" meta:word-count="451" meta:character-count="3343" meta:non-whitespace-character-count="2900"/>
    <meta:generator>LibreOfficeDev/6.0.5.2$Linux_X86_64 LibreOffice_project/</meta:generator>
  </office:meta>
</office:document-meta>
</file>